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0f3c8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officeooo:paragraph-rsid="0000f3c8" style:font-size-asian="10pt" style:font-size-complex="10pt"/>
    </style:style>
    <style:style style:name="P8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9" style:family="paragraph" style:parent-style-name="Standard">
      <style:text-properties fo:font-size="14pt" officeooo:paragraph-rsid="00023981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f3c8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00f3c8"/>
    </style:style>
    <style:style style:name="T9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ΑΙΤΗΣΗ</text:span><text:tab/></text:p>
      <text:p text:style-name="P2"><text:tab/><text:tab/><text:tab/><text:tab/>Αναπληρωτές/τριες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ή σχολεία <text:s/>που υπηρετώ: <text:span text:style-name="T1">[PRIMARY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4"><text:span text:style-name="T1">ΘΕΜΑ</text:span>: <text:span text:style-name="T6">Χορήγηση ειδικής άδειας</text:span></text:p>
      <text:p text:style-name="P5"><text:s text:c="2"/>σε αναπληρωτές/τριες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2"/>
      <text:p text:style-name="P2"/>
      <text:p text:style-name="P8">ΠΡΟΣ</text:p>
      <text:p text:style-name="P2"/>
      <text:p text:style-name="P2"><text:span text:style-name="T8">Τον</text:span> κ. Δ/ντή <text:span text:style-name="T8">του 1ου ΕΠΑΛ Μοιρών</text:span></text:p>
      <text:p text:style-name="P2"/>
      <text:p text:style-name="P2">Παρακαλώ να μου χορηγήσετε ειδική άδεια </text:p>
      <text:p text:style-name="P9"><text:span text:style-name="T9">για </text:span><text:span text:style-name="T3">[DURATION]</text:span> <text:s/>από <text:span text:style-name="T4">[START_DATE]</text:span> μέχρι <text:span text:style-name="T5">[END_DATE]</text:span> λόγω:</text:p>
      <text:p text:style-name="P2"/>
      <text:p text:style-name="P2"><text:span text:style-name="T1">α) γάμου </text:span>(άρθ.10 της ΕΓΣΣΕ/2000/2001 και αρθ.9 των ετών 2002-2003)</text:p>
      <text:p text:style-name="P6">Μαζί υποβάλλω και αντίγραφο ληξιαρχικής πράξης γάμου ή πιστοποιητικό τέλεσης γάμου Ιερής Μητρόπολης.</text:p>
      <text:p text:style-name="P2"/>
      <text:p text:style-name="P3"><text:span text:style-name="T1">β) Γέννησης Τέκνου</text:span> (σε πατέρα) (αθρ.10 της Εθν. Συλλογικής Σύμβασης, 2000-2001)</text:p>
      <text:p text:style-name="P2"/>
      <text:p text:style-name="P2"><text:span text:style-name="T1">γ) συμμετοχής σε δίκη</text:span> ενώπιον οποιουδήποτε δικαστηρίου ( άρθρα 657 &amp; 658 του Α.Κ.)</text:p>
      <text:p text:style-name="P6">Μαζί υποβάλλω και βεβαίωση δικαστηρίου.</text:p>
      <text:p text:style-name="P2"/>
      <text:p text:style-name="P3"><text:span text:style-name="T1">δ</text:span><text:span text:style-name="T2">)</text:span><text:span text:style-name="T1"> θανάτου</text:span> συζύγου,τέκνου,γονέων &amp; αδελφών:………………………………………….</text:p>
      <text:p text:style-name="P7">(αναφέρετε τη σχέση συγγένειας)</text:p>
      <text:p text:style-name="P2"/>
      <text:p text:style-name="P2"><text:span text:style-name="T1">ε) πάσχω ή <text:s/>πάσχει τέκνο από νόσημα που <text:s text:c="2"/>απαιτεί τακτικές μεταγγίσεις αίματος </text:span>( άρθρο21 του Π.Δ.410/88 ).</text:p>
      <text:p text:style-name="P6">Μαζί υποβάλλω και γνωμάτευση Πρωτοβάθμιας Υγειονομικής Επιτροπής.</text:p>
      <text:p text:style-name="P2"/>
      <text:p text:style-name="P2"><text:span text:style-name="T1">στ) άσκηση εκλογικού δικαιώματος</text:span>, όπως ορίζεται από το ΥΠ.ΕΣ. πριν την διενέργεια εκλογών.</text:p>
      <text:p text:style-name="P6">Μαζί υποβάλλω και Αίτηση Υπεύθυνη δήλωση.</text:p>
      <text:p text:style-name="P2"/>
      <text:p text:style-name="P2"/>
      <text:p text:style-name="P2">Ημερομηνία:…………………………………………..</text:p>
      <text:p text:style-name="P2"/>
      <text:p text:style-name="P2">………… Αιτ………………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09-28T20:20:42.177545687</dc:date>
    <meta:print-date>2008-03-21T14:22:00</meta:print-date>
    <meta:editing-cycles>4</meta:editing-cycles>
    <meta:editing-duration>PT14M1S</meta:editing-duration>
    <meta:generator>LibreOffice/5.3.6.1$Linux_X86_64 LibreOffice_project/30m0$Build-1</meta:generator>
    <meta:document-statistic meta:table-count="0" meta:image-count="0" meta:object-count="0" meta:page-count="1" meta:paragraph-count="34" meta:word-count="178" meta:character-count="1405" meta:non-whitespace-character-count="1244"/>
  </office:meta>
</office:document-meta>
</file>